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04e4d"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35cm" fo:min-width="4.3cm"/>
    </style:style>
    <style:style style:name="gr3" style:family="graphic" style:parent-style-name="standard">
      <style:graphic-properties draw:stroke="none" draw:fill-color="#f04e4d" draw:textarea-horizontal-align="justify" draw:textarea-vertical-align="middle" draw:auto-grow-height="false" fo:min-height="1.2cm" fo:min-width="1.6cm"/>
    </style:style>
    <style:style style:name="gr4" style:family="graphic" style:parent-style-name="standard">
      <style:graphic-properties svg:stroke-width="0.035cm" svg:stroke-color="#000000" draw:marker-start="" draw:marker-start-width="0.252cm" draw:marker-end="Rounded_20_large_20_Arrow" draw:marker-end-width="0.252cm" draw:fill="none" draw:fill-color="#000000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="Rounded_20_large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" draw:marker-start-width="0.352cm" draw:marker-end="Rounded_20_large_20_Arrow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style:text-properties fo:color="#000000" fo:font-weight="bold" fo:background-color="transparent" style:font-weight-asian="bold" style:font-weight-complex="bold"/>
    </style:style>
    <style:style style:name="P8" style:family="paragraph">
      <loext:graphic-properties draw:fill="none" draw:fill-color="#ffffff"/>
      <style:text-properties fo:color="#000000" fo:font-weight="bold" fo:background-color="transparent" style:font-weight-asian="bold" style:font-weight-complex="bold"/>
    </style:style>
    <style:style style:name="P9" style:family="paragraph">
      <style:paragraph-properties fo:line-height="150%"/>
      <style:text-properties style:font-name="Liberation Mono" fo:font-size="24pt" style:font-size-asian="24pt" style:font-size-complex="24pt"/>
    </style:style>
    <style:style style:name="P10" style:family="paragraph">
      <loext:graphic-properties draw:fill="none" draw:fill-color="#ffffff"/>
      <style:paragraph-properties fo:line-height="150%"/>
      <style:text-properties style:font-name="Liberation Mono"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bold" fo:background-color="transparent" style:font-weight-asian="bold" style:font-weight-complex="bold"/>
    </style:style>
    <style:style style:name="T3" style:family="text">
      <style:text-properties style:font-name="Liberation Mono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24pt" style:font-size-asian="24pt" style:font-size-complex="24pt"/>
    </style:style>
    <style:style style:name="T5" style:family="text">
      <style:text-properties fo:color="#f04e4d" style:font-name="Liberation Mono" fo:font-size="24pt" style:font-size-asian="24pt" style:font-size-complex="24pt"/>
    </style:style>
    <style:style style:name="T6" style:family="text">
      <style:text-properties fo:color="#3465a4" style:font-name="Liberation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8cm" svg:height="1.3cm" svg:x="3.3cm" svg:y="8cm">
          <text:p text:style-name="P1">inicializaçã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2.6cm" svg:x="10cm" svg:y="11.45cm">
          <text:p text:style-name="P1">bloco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2cm" svg:height="2.9cm" svg:x="3.6cm" svg:y="11.3cm">
          <text:p text:style-name="P1">condiçã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4.8cm" svg:height="1.3cm" svg:x="10cm" svg:y="15.4cm">
          <text:p text:style-name="P1">pó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8cm" svg:y1="12.75cm" svg:x2="10cm" svg:y2="12.75cm" draw:start-shape="id1" draw:start-glue-point="7" draw:end-shape="id2" draw:end-glue-point="3" svg:d="M7800 12750h2200" svg:viewBox="0 0 2201 1">
          <text:p/>
        </draw:connector>
        <draw:connector draw:style-name="gr5" draw:text-style-name="P1" draw:layer="layout" svg:x1="12.4cm" svg:y1="14.05cm" svg:x2="12.4cm" svg:y2="15.4cm" draw:start-shape="id2" draw:start-glue-point="2" draw:end-shape="id3" draw:end-glue-point="0" svg:d="M12400 14050v1350" svg:viewBox="0 0 1 1351">
          <text:p/>
        </draw:connector>
        <draw:connector draw:style-name="gr6" draw:text-style-name="P3" draw:layer="layout" draw:line-skew="0.3cm" svg:x1="12.4cm" svg:y1="16.7cm" svg:x2="16.2cm" svg:y2="10.1cm" draw:start-shape="id3" draw:start-glue-point="2" svg:d="M12400 16700v800h3800v-7400" svg:viewBox="0 0 3801 7401">
          <text:p/>
        </draw:connector>
        <draw:connector draw:style-name="gr7" draw:text-style-name="P1" draw:layer="layout" svg:x1="5.7cm" svg:y1="11.3cm" svg:x2="5.7cm" svg:y2="9.3cm" draw:start-shape="id1" draw:start-glue-point="4" draw:end-shape="id4" svg:d="M5700 11300v-2000" svg:viewBox="0 0 1 2001">
          <text:p/>
        </draw:connector>
        <draw:line draw:style-name="gr8" draw:text-style-name="P1" draw:layer="layout" svg:x1="16.2cm" svg:y1="10.1cm" svg:x2="5.7cm" svg:y2="10.1cm">
          <text:p/>
        </draw:line>
        <draw:connector draw:style-name="gr9" draw:text-style-name="P4" draw:layer="layout" draw:type="line" svg:x1="5.7cm" svg:y1="14.2cm" svg:x2="5.7cm" svg:y2="18.7cm" draw:start-shape="id1" draw:start-glue-point="6" svg:d="M5700 14200v4500" svg:viewBox="0 0 1 4501">
          <text:p/>
        </draw:connector>
        <draw:connector draw:style-name="gr5" draw:text-style-name="P1" draw:layer="layout" svg:x1="5.7cm" svg:y1="6.65cm" svg:x2="5.7cm" svg:y2="8cm" svg:d="M5700 6650v1350" svg:viewBox="0 0 1 1351">
          <text:p/>
        </draw:connector>
        <draw:frame draw:style-name="gr10" draw:text-style-name="P6" draw:layer="layout" svg:width="1.7cm" svg:height="0.848cm" svg:x="7.6cm" svg:y="11.9cm">
          <draw:text-box>
            <text:p text:style-name="P5"><text:span text:style-name="T1">true</text:span></text:p>
          </draw:text-box>
        </draw:frame>
        <draw:frame draw:style-name="gr11" draw:text-style-name="P8" draw:layer="layout" svg:width="1.946cm" svg:height="0.848cm" svg:x="5.7cm" svg:y="14.2cm">
          <draw:text-box>
            <text:p text:style-name="P7"><text:span text:style-name="T2">f</text:span><text:span text:style-name="T2">al</text:span><text:span text:style-name="T2">s</text:span><text:span text:style-name="T2">e</text:span></text:p>
          </draw:text-box>
        </draw:frame>
        <draw:frame draw:style-name="gr11" draw:text-style-name="P10" draw:layer="layout" svg:width="17.774cm" svg:height="3.371cm" svg:x="1.6cm" svg:y="1.4cm">
          <draw:text-box>
            <text:p text:style-name="P9"><text:span text:style-name="T3">f</text:span><text:span text:style-name="T3">o</text:span><text:span text:style-name="T3">r</text:span><text:span text:style-name="T4"> </text:span><text:span text:style-name="T5">i</text:span><text:span text:style-name="T5">n</text:span><text:span text:style-name="T5">i</text:span><text:span text:style-name="T5">c</text:span><text:span text:style-name="T5">i</text:span><text:span text:style-name="T5">a</text:span><text:span text:style-name="T5">l</text:span><text:span text:style-name="T5">i</text:span><text:span text:style-name="T5">z</text:span><text:span text:style-name="T5">a</text:span><text:span text:style-name="T5">ç</text:span><text:span text:style-name="T5">ã</text:span><text:span text:style-name="T5">o</text:span><text:span text:style-name="T4">;</text:span><text:span text:style-name="T4"> </text:span><text:span text:style-name="T5">c</text:span><text:span text:style-name="T5">o</text:span><text:span text:style-name="T5">n</text:span><text:span text:style-name="T5">d</text:span><text:span text:style-name="T5">i</text:span><text:span text:style-name="T5">ç</text:span><text:span text:style-name="T5">ã</text:span><text:span text:style-name="T5">o</text:span><text:span text:style-name="T4">;</text:span><text:span text:style-name="T4"> </text:span><text:span text:style-name="T5">p</text:span><text:span text:style-name="T5">ó</text:span><text:span text:style-name="T5">s</text:span><text:span text:style-name="T4"> </text:span><text:span text:style-name="T4">{</text:span></text:p>
            <text:p text:style-name="P9"><text:span text:style-name="T4"><text:tab/></text:span><text:span text:style-name="T6">/</text:span><text:span text:style-name="T6">/</text:span><text:span text:style-name="T6"> </text:span><text:span text:style-name="T6">b</text:span><text:span text:style-name="T6">l</text:span><text:span text:style-name="T6">o</text:span><text:span text:style-name="T6">c</text:span><text:span text:style-name="T6">o</text:span></text:p>
            <text:p text:style-name="P9"><text:span text:style-name="T4">}</text:span></text:p>
          </draw:text-box>
        </draw:frame>
        <draw:frame draw:style-name="gr11" draw:text-style-name="P11" draw:layer="layout" svg:width="0.68cm" svg:height="0.848cm" svg:x="6.5cm" svg:y="26.1cm">
          <draw:text-box>
            <text:p><text:s/></text:p>
          </draw:text-box>
        </draw:frame>
        <draw:frame draw:style-name="gr12" draw:text-style-name="P11" draw:layer="layout" svg:width="1.8cm" svg:height="1.2cm" svg:x="26.4cm" svg:y="35.9cm">
          <draw:text-box>
            <text:p><text:s text:c="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0:06:29.207594743</meta:creation-date>
    <dc:date>2018-09-22T10:37:00.556813037</dc:date>
    <meta:editing-duration>PT8M3S</meta:editing-duration>
    <meta:editing-cycles>1</meta:editing-cycles>
    <meta:document-statistic meta:object-count="16"/>
    <meta:generator>LibreOffice/6.0.3.2$Linux_X86_64 LibreOffice_project/00m0$Build-2</meta:generator>
  </office:meta>
</office:document-meta>
</file>